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3770000001D14CEA64667C38970.png" manifest:media-type="image/png"/>
  <manifest:file-entry manifest:full-path="Pictures/100002010000009F0000001BD07F79E5AD0E22D4.png" manifest:media-type="image/png"/>
  <manifest:file-entry manifest:full-path="Pictures/1000020100000115000000E39D569836A8D2A1CE.png" manifest:media-type="image/png"/>
  <manifest:file-entry manifest:full-path="Pictures/10000201000001CD0000001DD374903B7320D1AC.png" manifest:media-type="image/png"/>
  <manifest:file-entry manifest:full-path="Pictures/10000201000000C70000001F98BDCEF8304B26F9.png" manifest:media-type="image/png"/>
  <manifest:file-entry manifest:full-path="Pictures/10000201000001400000006E347FF56E46A0B990.png" manifest:media-type="image/png"/>
  <manifest:file-entry manifest:full-path="Pictures/10000201000000CB000000879D400FF156FFEA23.png" manifest:media-type="image/png"/>
  <manifest:file-entry manifest:full-path="Pictures/10000201000000F20000019C70CC3D64989458D6.png" manifest:media-type="image/png"/>
  <manifest:file-entry manifest:full-path="Pictures/10000201000000CA0000006677EE4B23ADCF8E03.png" manifest:media-type="image/png"/>
  <manifest:file-entry manifest:full-path="Pictures/10000201000000D8000000BE1EE8E106FB836D54.png" manifest:media-type="image/png"/>
  <manifest:file-entry manifest:full-path="Pictures/10000201000000C8000000A547197526D9136460.png" manifest:media-type="image/png"/>
  <manifest:file-entry manifest:full-path="Pictures/10000201000000AC0000004F0C706111A01545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32237d3" officeooo:paragraph-rsid="00291240"/>
    </style:style>
    <style:style style:name="P3" style:family="paragraph" style:parent-style-name="Standard">
      <style:text-properties officeooo:rsid="033e8ccf" officeooo:paragraph-rsid="00291240"/>
    </style:style>
    <style:style style:name="P4" style:family="paragraph" style:parent-style-name="Standard">
      <style:text-properties officeooo:paragraph-rsid="00291240"/>
    </style:style>
    <style:style style:name="P5" style:family="paragraph" style:parent-style-name="Standard">
      <style:text-properties officeooo:rsid="03268466" officeooo:paragraph-rsid="00291240"/>
    </style:style>
    <style:style style:name="P6" style:family="paragraph" style:parent-style-name="Standard">
      <style:text-properties officeooo:rsid="00291240" officeooo:paragraph-rsid="00291240"/>
    </style:style>
    <style:style style:name="P7" style:family="paragraph" style:parent-style-name="Standard">
      <style:text-properties officeooo:paragraph-rsid="002c6a5e"/>
    </style:style>
    <style:style style:name="P8" style:family="paragraph" style:parent-style-name="Standard">
      <style:text-properties officeooo:paragraph-rsid="002d8cec"/>
    </style:style>
    <style:style style:name="P9" style:family="paragraph" style:parent-style-name="Standard">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Standard">
      <style:text-properties officeooo:rsid="002c6a5e" officeooo:paragraph-rsid="002c6a5e"/>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style:contextual-spacing="false"/>
      <style:text-properties officeooo:paragraph-rsid="00172d4f"/>
    </style:style>
    <style:style style:name="P15" style:family="paragraph" style:parent-style-name="List_20_Contents">
      <style:paragraph-properties fo:margin-left="0cm" fo:margin-right="0cm" fo:text-indent="0cm" style:auto-text-indent="false"/>
    </style:style>
    <style:style style:name="P16" style:family="paragraph" style:parent-style-name="List_20_Contents">
      <style:paragraph-properties fo:margin-left="0cm" fo:margin-right="0cm" fo:text-indent="0cm" style:auto-text-indent="false"/>
      <style:text-properties officeooo:rsid="0029c658" officeooo:paragraph-rsid="0029c658"/>
    </style:style>
    <style:style style:name="P17" style:family="paragraph" style:parent-style-name="Text_20_body">
      <style:text-properties officeooo:rsid="00291240" officeooo:paragraph-rsid="00291240"/>
    </style:style>
    <style:style style:name="P18" style:family="paragraph" style:parent-style-name="Text_20_body">
      <style:text-properties officeooo:rsid="0029c658" officeooo:paragraph-rsid="0029c658"/>
    </style:style>
    <style:style style:name="P19" style:family="paragraph" style:parent-style-name="Text_20_body">
      <style:text-properties officeooo:rsid="002b123f" officeooo:paragraph-rsid="002b123f"/>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2c6a5e" officeooo:paragraph-rsid="002d8cec"/>
    </style:style>
    <style:style style:name="P22" style:family="paragraph" style:parent-style-name="Text_20_body">
      <style:text-properties officeooo:rsid="002d8cec" officeooo:paragraph-rsid="002d8cec"/>
    </style:style>
    <style:style style:name="P23" style:family="paragraph" style:parent-style-name="Text_20_body">
      <style:text-properties officeooo:rsid="002e41ad" officeooo:paragraph-rsid="002e41ad"/>
    </style:style>
    <style:style style:name="P24" style:family="paragraph" style:parent-style-name="Text_20_body">
      <style:text-properties officeooo:rsid="0032d27d" officeooo:paragraph-rsid="002e41ad"/>
    </style:style>
    <style:style style:name="P25" style:family="paragraph" style:parent-style-name="Text_20_body">
      <style:text-properties officeooo:rsid="0036265c" officeooo:paragraph-rsid="0036265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35"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02e41ad"/>
    </style:style>
    <style:style style:name="P39" style:family="paragraph" style:parent-style-name="Standard">
      <style:text-properties officeooo:paragraph-rsid="003826e0"/>
    </style:style>
    <style:style style:name="P40" style:family="paragraph" style:parent-style-name="Text_20_body">
      <style:paragraph-properties fo:margin-top="0cm" fo:margin-bottom="0cm" style:contextual-spacing="false"/>
      <style:text-properties officeooo:paragraph-rsid="003826e0"/>
    </style:style>
    <style:style style:name="T1" style:family="text">
      <style:text-properties officeooo:rsid="0036d47e"/>
    </style:style>
    <style:style style:name="T2" style:family="text">
      <style:text-properties officeooo:rsid="00272217"/>
    </style:style>
    <style:style style:name="T3" style:family="text">
      <style:text-properties officeooo:rsid="00291240"/>
    </style:style>
    <style:style style:name="T4" style:family="text">
      <style:text-properties officeooo:rsid="0324689b"/>
    </style:style>
    <style:style style:name="T5" style:family="text">
      <style:text-properties officeooo:rsid="0322f75f"/>
    </style:style>
    <style:style style:name="T6" style:family="text">
      <style:text-properties officeooo:rsid="0029c658"/>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2" style:family="text">
      <style:text-properties officeooo:rsid="0036819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34"><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3667_2656298423" text:style-name="Index_20_Link" text:visited-style-name="Index_20_Link">Current Frame<text:tab/>2</text:a></text:p>
          <text:p text:style-name="P27"><text:a xlink:type="simple" xlink:href="#__RefHeading___Toc3669_2656298423" text:style-name="Index_20_Link" text:visited-style-name="Index_20_Link">Use Preview Range<text:tab/>2</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34_1658675668" text:style-name="Index_20_Link" text:visited-style-name="Index_20_Link">Auto Keyframing Popover<text:tab/>3</text:a></text:p>
          <text:p text:style-name="P28"><text:a xlink:type="simple" xlink:href="#__RefHeading___Toc536_1658675668" text:style-name="Index_20_Link" text:visited-style-name="Index_20_Link">Auto keying mode<text:tab/>3</text:a></text:p>
          <text:p text:style-name="P29"><text:a xlink:type="simple" xlink:href="#__RefHeading___Toc538_1658675668" text:style-name="Index_20_Link" text:visited-style-name="Index_20_Link">Add &amp; Replace<text:tab/>3</text:a></text:p>
          <text:p text:style-name="P29"><text:a xlink:type="simple" xlink:href="#__RefHeading___Toc540_1658675668" text:style-name="Index_20_Link" text:visited-style-name="Index_20_Link">Replace<text:tab/>4</text:a></text:p>
          <text:p text:style-name="P28"><text:a xlink:type="simple" xlink:href="#__RefHeading___Toc542_1658675668" text:style-name="Index_20_Link" text:visited-style-name="Index_20_Link">Only Active Keying Set<text:tab/>4</text:a></text:p>
          <text:p text:style-name="P28"><text:a xlink:type="simple" xlink:href="#__RefHeading___Toc544_1658675668" text:style-name="Index_20_Link" text:visited-style-name="Index_20_Link">Layered Recording<text:tab/>4</text:a></text:p>
          <text:p text:style-name="P28"><text:a xlink:type="simple" xlink:href="#__RefHeading___Toc546_1658675668" text:style-name="Index_20_Link" text:visited-style-name="Index_20_Link">Cycle aware keying<text:tab/>4</text:a></text:p>
          <text:p text:style-name="P27"><text:a xlink:type="simple" xlink:href="#__RefHeading___Toc5101_2656298423" text:style-name="Index_20_Link" text:visited-style-name="Index_20_Link">Active Keying Set<text:tab/>4</text:a></text:p>
          <text:p text:style-name="P26"><text:a xlink:type="simple" xlink:href="#__RefHeading___Toc5103_2656298423" text:style-name="Index_20_Link" text:visited-style-name="Index_20_Link">Playback Panel<text:tab/>4</text:a></text:p>
          <text:p text:style-name="P27"><text:a xlink:type="simple" xlink:href="#__RefHeading___Toc5105_2656298423" text:style-name="Index_20_Link" text:visited-style-name="Index_20_Link">Sync Mode<text:tab/>4</text:a></text:p>
          <text:p text:style-name="P28"><text:a xlink:type="simple" xlink:href="#__RefHeading___Toc5107_2656298423" text:style-name="Index_20_Link" text:visited-style-name="Index_20_Link">No Sync<text:tab/>4</text:a></text:p>
          <text:p text:style-name="P28"><text:a xlink:type="simple" xlink:href="#__RefHeading___Toc5109_2656298423" text:style-name="Index_20_Link" text:visited-style-name="Index_20_Link">Frame Dropping<text:tab/>4</text:a></text:p>
          <text:p text:style-name="P28"><text:a xlink:type="simple" xlink:href="#__RefHeading___Toc5111_2656298423" text:style-name="Index_20_Link" text:visited-style-name="Index_20_Link">AV Sync<text:tab/>4</text:a></text:p>
          <text:p text:style-name="P27"><text:a xlink:type="simple" xlink:href="#__RefHeading___Toc5113_2656298423" text:style-name="Index_20_Link" text:visited-style-name="Index_20_Link">Audio Scrubbing<text:tab/>4</text:a></text:p>
          <text:p text:style-name="P27"><text:a xlink:type="simple" xlink:href="#__RefHeading___Toc5115_2656298423" text:style-name="Index_20_Link" text:visited-style-name="Index_20_Link">Mute Audio<text:tab/>5</text:a></text:p>
          <text:p text:style-name="P27"><text:a xlink:type="simple" xlink:href="#__RefHeading___Toc5117_2656298423" text:style-name="Index_20_Link" text:visited-style-name="Index_20_Link">Sub frames<text:tab/>5</text:a></text:p>
          <text:p text:style-name="P27"><text:a xlink:type="simple" xlink:href="#__RefHeading___Toc5119_2656298423" text:style-name="Index_20_Link" text:visited-style-name="Index_20_Link">Limit Playback to Frame Range<text:tab/>5</text:a></text:p>
          <text:p text:style-name="P27"><text:a xlink:type="simple" xlink:href="#__RefHeading___Toc5121_2656298423" text:style-name="Index_20_Link" text:visited-style-name="Index_20_Link">Follow Current Frame<text:tab/>5</text:a></text:p>
          <text:p text:style-name="P27"><text:a xlink:type="simple" xlink:href="#__RefHeading___Toc5123_2656298423" text:style-name="Index_20_Link" text:visited-style-name="Index_20_Link">Play Animation in ...<text:tab/>5</text:a></text:p>
          <text:p text:style-name="P27"><text:a xlink:type="simple" xlink:href="#__RefHeading___Toc5125_2656298423" text:style-name="Index_20_Link" text:visited-style-name="Index_20_Link">Set Start Frame, Set End Frame<text:tab/>5</text:a></text:p>
          <text:p text:style-name="P26"><text:a xlink:type="simple" xlink:href="#__RefHeading___Toc5127_2656298423" text:style-name="Index_20_Link" text:visited-style-name="Index_20_Link">Keying Panel<text:tab/>5</text:a></text:p>
          <text:p text:style-name="P27"><text:a xlink:type="simple" xlink:href="#__RefHeading___Toc5129_2656298423" text:style-name="Index_20_Link" text:visited-style-name="Index_20_Link">New Keyframe Type<text:tab/>5</text:a></text:p>
          <text:p text:style-name="P27"><text:a xlink:type="simple" xlink:href="#__RefHeading___Toc5131_2656298423" text:style-name="Index_20_Link" text:visited-style-name="Index_20_Link">Auto Keyframing<text:tab/>5</text:a></text:p>
          <text:p text:style-name="P28"><text:a xlink:type="simple" xlink:href="#__RefHeading___Toc5133_2656298423" text:style-name="Index_20_Link" text:visited-style-name="Index_20_Link">Auto Keying Mode<text:tab/>5</text:a></text:p>
          <text:p text:style-name="P28"><text:a xlink:type="simple" xlink:href="#__RefHeading___Toc5135_2656298423" text:style-name="Index_20_Link" text:visited-style-name="Index_20_Link">Auto Keyframe Insert Keying Set<text:tab/>6</text:a></text:p>
          <text:p text:style-name="P27"><text:a xlink:type="simple" xlink:href="#__RefHeading___Toc5137_2656298423" text:style-name="Index_20_Link" text:visited-style-name="Index_20_Link">Layered Recording<text:tab/>6</text:a></text:p>
          <text:p text:style-name="P27"><text:a xlink:type="simple" xlink:href="#__RefHeading___Toc5139_2656298423" text:style-name="Index_20_Link" text:visited-style-name="Index_20_Link">Cycle Aware Keying<text:tab/>6</text:a></text:p>
        </text:index-body>
      </text:table-of-content>
      <text:p text:style-name="P39"/>
      <table:table table:name="Tabelle3" table:style-name="Tabelle3">
        <table:table-column table:style-name="Tabelle3.A"/>
        <table:table-row table:style-name="TableLine1730222526592">
          <table:table-cell table:style-name="Tabelle3.A1" office:value-type="string">
            <text:h text:style-name="P35" text:outline-level="1"><text:bookmark-start text:name="__RefHeading___Toc785_1408199194"/>Introduction<text:bookmark-end text:name="__RefHeading___Toc785_1408199194"/></text:h>
          </table:table-cell>
        </table:table-row>
      </table:table>
      <text:p text:style-name="P14"/>
      <text:p text:style-name="P2">The header <text:span text:style-name="T3">c</text:span>ontains various menus and tools. This chapter here is about the tool<text:span text:style-name="T4">s</text:span> <text:span text:style-name="T5">and options </text:span>elements in the header.</text:p>
      <text:p text:style-name="P2"/>
      <text:p text:style-name="P3">The text menus are covered in an own chapter each.</text:p>
      <text:p text:style-name="P3"/>
      <text:p text:style-name="P5"><draw:frame draw:style-name="fr5" draw:name="Bild1" text:anchor-type="paragraph" svg:width="15.02cm" svg:height="0.49cm" draw:z-index="0"><draw:image xlink:href="Pictures/10000201000003770000001D14CEA64667C38970.png" xlink:type="simple" xlink:show="embed" xlink:actuate="onLoad" draw:mime-type="image/png"/></draw:frame></text:p>
      <text:p text:style-name="P5"/>
      <text:p text:style-name="P5"/>
      <text:p text:style-name="P5"/>
      <table:table table:name="Tabelle1" table:style-name="Tabelle1">
        <table:table-column table:style-name="Tabelle1.A"/>
        <table:table-row table:style-name="TableLine1730222523872">
          <table:table-cell table:style-name="Tabelle1.A1" office:value-type="string">
            <text:h text:style-name="P35" text:outline-level="1"><text:bookmark-start text:name="__RefHeading___Toc3653_2656298423"/>Playback Elements<text:bookmark-end text:name="__RefHeading___Toc3653_2656298423"/></text:h>
          </table:table-cell>
        </table:table-row>
      </table:table>
      <text:p text:style-name="P4"/>
      <text:p text:style-name="P6"><draw:frame draw:style-name="fr3" draw:name="Bild2" text:anchor-type="paragraph" svg:y="0.277cm" svg:width="8.13cm" svg:height="0.51cm" draw:z-index="1"><draw:image xlink:href="Pictures/10000201000001CD0000001DD374903B7320D1AC.png" xlink:type="simple" xlink:show="embed" xlink:actuate="onLoad" draw:mime-type="image/png"/></draw:frame>The playback elements allows you to play your animation, and set the animation range.</text:p>
      <text:p text:style-name="P6"/>
      <text:h text:style-name="Heading_20_2" text:outline-level="2"><text:bookmark-start text:name="__RefHeading___Toc3655_2656298423"/>Jump to Endpoint - start<text:bookmark-end text:name="__RefHeading___Toc3655_2656298423"/></text:h>
      <text:p text:style-name="P17">Jumps to the first frame.</text:p>
      <text:h text:style-name="Heading_20_2" text:outline-level="2"><text:bookmark-start text:name="__RefHeading___Toc3657_2656298423"/>Jump to Keyframe - previous<text:bookmark-end text:name="__RefHeading___Toc3657_2656298423"/></text:h>
      <text:p text:style-name="P17">Jumps to the keyframe before the current position.</text:p>
      <text:h text:style-name="Heading_20_2" text:outline-level="2"><text:bookmark-start text:name="__RefHeading___Toc3659_2656298423"/>Play Animation - backward<text:bookmark-end text:name="__RefHeading___Toc3659_2656298423"/></text:h>
      <text:p text:style-name="P17">Plays the animation in reverse direction.</text:p>
      <text:h text:style-name="Heading_20_2" text:outline-level="2"><text:bookmark-start text:name="__RefHeading___Toc3661_2656298423"/>Play Animation - forward<text:bookmark-end text:name="__RefHeading___Toc3661_2656298423"/></text:h>
      <text:p text:style-name="P17">Plays the animation.</text:p>
      <text:h text:style-name="Heading_20_2" text:outline-level="2"><text:bookmark-start text:name="__RefHeading___Toc3663_2656298423"/>Jump to Keyframe - next<text:bookmark-end text:name="__RefHeading___Toc3663_2656298423"/></text:h>
      <text:p text:style-name="P17">Jumps to the keyframe after the current position.</text:p>
      <text:h text:style-name="Heading_20_2" text:outline-level="2"><text:bookmark-start text:name="__RefHeading___Toc3665_2656298423"/>Jump to Endpoint - end<text:bookmark-end text:name="__RefHeading___Toc3665_2656298423"/></text:h>
      <text:p text:style-name="P17">Jumps to the last frame.</text:p>
      <text:h text:style-name="Heading_20_2" text:outline-level="2"><text:bookmark-start text:name="__RefHeading___Toc3667_2656298423"/>Current Frame<text:bookmark-end text:name="__RefHeading___Toc3667_2656298423"/></text:h>
      <text:p text:style-name="P18">The edit box with the position of the current frame. Click at the value and type in another value to jump to another frame.</text:p>
      <text:h text:style-name="Heading_20_2" text:outline-level="2"><draw:frame draw:style-name="fr3" draw:name="Bild3" text:anchor-type="paragraph" svg:y="0.277cm" svg:width="3.371cm" svg:height="0.529cm" draw:z-index="2"><draw:image xlink:href="Pictures/10000201000000C70000001F98BDCEF8304B26F9.png" xlink:type="simple" xlink:show="embed" xlink:actuate="onLoad" draw:mime-type="image/png"/></draw:frame><text:bookmark-start text:name="__RefHeading___Toc3669_2656298423"/>Use Preview Range<text:bookmark-end text:name="__RefHeading___Toc3669_2656298423"/></text:h>
      <text:p text:style-name="P15"><text:span text:style-name="T6">Toggle an</text:span> alternative range used to preview animations. <text:span text:style-name="T6">The Preview range </text:span>works for the UI playback, <text:span text:style-name="T6">but</text:span> will <text:soft-page-break/>not work for rendering an animation.</text:p>
      <text:p text:style-name="P15"><draw:frame draw:style-name="fr3" draw:name="Bild4" text:anchor-type="paragraph" svg:y="0.277cm" svg:width="5.639cm" svg:height="1.94cm" draw:z-index="3"><draw:image xlink:href="Pictures/10000201000001400000006E347FF56E46A0B990.png" xlink:type="simple" xlink:show="embed" xlink:actuate="onLoad" draw:mime-type="image/png"/></draw:frame></text:p>
      <text:p text:style-name="P16">The preview range is displayed in orange color. The original playback range that is used for rendering is still displayed in grey underneath. When Use Preview Range is on, then the animation will loop between the Preview range.</text:p>
      <text:p text:style-name="P16"/>
      <text:h text:style-name="Heading_20_2" text:outline-level="2"><text:bookmark-start text:name="__RefHeading___Toc3671_2656298423"/>Start<text:bookmark-end text:name="__RefHeading___Toc3671_2656298423"/></text:h>
      <text:p text:style-name="P18">The start frame for the animation in current mode. </text:p>
      <text:h text:style-name="Heading_20_2" text:outline-level="2"><text:bookmark-start text:name="__RefHeading___Toc3673_2656298423"/>End<text:bookmark-end text:name="__RefHeading___Toc3673_2656298423"/></text:h>
      <text:p text:style-name="P18">The end frame for the animation in current mode. </text:p>
      <text:h text:style-name="Heading_20_2" text:outline-level="2"><text:bookmark-start text:name="__RefHeading___Toc3675_2656298423"/>Insert Keyframe<text:bookmark-end text:name="__RefHeading___Toc3675_2656298423"/></text:h>
      <text:p text:style-name="P19">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able:table-row table:style-name="TableLine1730222518432">
          <table:table-cell table:style-name="Tabelle2.A1" office:value-type="string">
            <text:h text:style-name="P37" text:outline-level="1"><text:bookmark-start text:name="__RefHeading___Toc5097_2656298423"/>Active Keying Set<text:bookmark-end text:name="__RefHeading___Toc5097_2656298423"/></text:h>
          </table:table-cell>
        </table:table-row>
      </table:table>
      <text:p text:style-name="P7"><draw:frame draw:style-name="fr3" draw:name="Bild5" text:anchor-type="paragraph" svg:y="0.277cm" svg:width="2.69cm" svg:height="0.46cm" draw:z-index="4"><draw:image xlink:href="Pictures/100002010000009F0000001BD07F79E5AD0E22D4.png" xlink:type="simple" xlink:show="embed" xlink:actuate="onLoad" draw:mime-type="image/png"/></draw:frame></text:p>
      <text:p text:style-name="P12">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7"/>
      <text:p text:style-name="P12">In this property you can choose a method from the builtin keying sets.</text:p>
      <text:p text:style-name="P7"/>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3" draw:name="Bild12" text:anchor-type="paragraph" svg:y="0.277cm" svg:width="3.44cm" svg:height="2.29cm" draw:z-index="11"><draw:image xlink:href="Pictures/10000201000000CB000000879D400FF156FFEA23.png" xlink:type="simple" xlink:show="embed" xlink:actuate="onLoad" draw:mime-type="image/png"/></draw:frame><text:bookmark-start text:name="__RefHeading___Toc534_1658675668"/>Auto Keyframing Popover<text:bookmark-end text:name="__RefHeading___Toc534_1658675668"/></text:h>
      <text:p text:style-name="P25">Auto keying settings.<text:span text:style-name="T12">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5">Replace existing keyframes and add new ones where no keyframes exists.</text:p>
      <text:h text:style-name="Heading_20_4" text:outline-level="4"><text:bookmark-start text:name="__RefHeading___Toc540_1658675668"/><text:soft-page-break/>Replace<text:bookmark-end text:name="__RefHeading___Toc540_1658675668"/></text:h>
      <text:p text:style-name="P25">Just replace existing keyframes.</text:p>
      <text:h text:style-name="Heading_20_3" text:outline-level="3"><text:bookmark-start text:name="__RefHeading___Toc542_1658675668"/>Only Active Keying Set<text:bookmark-end text:name="__RefHeading___Toc542_1658675668"/></text:h>
      <text:p text:style-name="P25">Automatic keyframe insertion using active keying set only.</text:p>
      <text:h text:style-name="Heading_20_3" text:outline-level="3"><text:bookmark-start text:name="__RefHeading___Toc544_1658675668"/>Layered Recording<text:bookmark-end text:name="__RefHeading___Toc544_1658675668"/></text:h>
      <text:p text:style-name="P25">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5">For channels with cyclic extrapolation, the keyframe insertion is automatically remapped inside the cycle time range, and keeps the ends in sync.</text:p>
      <text:h text:style-name="Heading_20_2" text:outline-level="2"><draw:frame draw:style-name="fr3" draw:name="Bild6" text:anchor-type="paragraph" svg:y="0.277cm" svg:width="4.69cm" svg:height="3.84cm" draw:z-index="5"><draw:image xlink:href="Pictures/1000020100000115000000E39D569836A8D2A1CE.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0"/>
      <text:p text:style-name="P21"/>
      <table:table table:name="Tabelle4" table:style-name="Tabelle4">
        <table:table-column table:style-name="Tabelle4.A"/>
        <table:table-row table:style-name="TableLine1730222514896">
          <table:table-cell table:style-name="Tabelle4.A1" office:value-type="string">
            <text:h text:style-name="P36" text:outline-level="1"><text:bookmark-start text:name="__RefHeading___Toc5103_2656298423"/>P<text:span text:style-name="T7">layback Panel</text:span><text:bookmark-end text:name="__RefHeading___Toc5103_2656298423"/></text:h>
          </table:table-cell>
        </table:table-row>
      </table:table>
      <text:p text:style-name="P8"/>
      <text:p text:style-name="P9"><draw:frame draw:style-name="fr4" draw:name="Bild7" text:anchor-type="paragraph" svg:y="0.277cm" svg:width="4.099cm" svg:height="6.971cm" draw:z-index="6"><draw:image xlink:href="Pictures/10000201000000F20000019C70CC3D64989458D6.png" xlink:type="simple" xlink:show="embed" xlink:actuate="onLoad" draw:mime-type="image/png"/></draw:frame><draw:frame draw:style-name="fr2" draw:name="Bild8" text:anchor-type="paragraph" svg:x="10.634cm" svg:y="2.889cm" svg:width="3.42cm" svg:height="1.73cm" draw:z-index="7"><draw:image xlink:href="Pictures/10000201000000CA0000006677EE4B23ADCF8E03.png" xlink:type="simple" xlink:show="embed" xlink:actuate="onLoad" draw:mime-type="image/png"/></draw:frame>Here you can find various options for playback.</text:p>
      <text:p text:style-name="P9"/>
      <text:h text:style-name="Heading_20_2" text:outline-level="2"><text:bookmark-start text:name="__RefHeading___Toc5105_2656298423"/>Sync Mode<text:bookmark-end text:name="__RefHeading___Toc5105_2656298423"/></text:h>
      <text:p text:style-name="P22">How to synchronize playback.</text:p>
      <text:h text:style-name="Heading_20_3" text:outline-level="3"><text:bookmark-start text:name="__RefHeading___Toc5107_2656298423"/>No Sync<text:bookmark-end text:name="__RefHeading___Toc5107_2656298423"/></text:h>
      <text:p text:style-name="P22">Don't synchronize. Play every frame.</text:p>
      <text:h text:style-name="Heading_20_3" text:outline-level="3"><text:bookmark-start text:name="__RefHeading___Toc5109_2656298423"/>Frame Dropping<text:bookmark-end text:name="__RefHeading___Toc5109_2656298423"/></text:h>
      <text:p text:style-name="P22">Drop frames if playback is too slow.</text:p>
      <text:h text:style-name="Heading_20_3" text:outline-level="3"><text:bookmark-start text:name="__RefHeading___Toc5111_2656298423"/>AV Sync<text:bookmark-end text:name="__RefHeading___Toc5111_2656298423"/></text:h>
      <text:p text:style-name="P22">Drop frames to synchronize to Audio Playback.</text:p>
      <text:h text:style-name="Heading_20_2" text:outline-level="2"><text:bookmark-start text:name="__RefHeading___Toc5113_2656298423"/>Audio Scrubbing<text:bookmark-end text:name="__RefHeading___Toc5113_2656298423"/></text:h>
      <text:p text:style-name="P22">Play existing audio from sequence editor when scrubbing.</text:p>
      <text:h text:style-name="Heading_20_2" text:outline-level="2"><text:bookmark-start text:name="__RefHeading___Toc5115_2656298423"/><text:soft-page-break/>Mute Audio<text:bookmark-end text:name="__RefHeading___Toc5115_2656298423"/></text:h>
      <text:p text:style-name="P22">Mute existing audio from sequence editor.</text:p>
      <text:h text:style-name="Heading_20_2" text:outline-level="2"><text:bookmark-start text:name="__RefHeading___Toc5117_2656298423"/>Sub frames<text:bookmark-end text:name="__RefHeading___Toc5117_2656298423"/></text:h>
      <text:p text:style-name="P22">Show current scene sub frame and allow to set it by using interface tools.</text:p>
      <text:h text:style-name="Heading_20_2" text:outline-level="2"><text:bookmark-start text:name="__RefHeading___Toc5119_2656298423"/>Limit <text:span text:style-name="T11">Playback</text:span> to Frame Range<text:bookmark-end text:name="__RefHeading___Toc5119_2656298423"/></text:h>
      <text:p text:style-name="P22">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2">Follow current frame in editors.</text:p>
      <text:h text:style-name="Heading_20_2" text:outline-level="2"><text:bookmark-start text:name="__RefHeading___Toc5123_2656298423"/>Play Animation in<text:span text:style-name="T7"> ...</text:span><text:bookmark-end text:name="__RefHeading___Toc5123_2656298423"/></text:h>
      <text:p text:style-name="P22">Plays the animation in the chosen editor types.</text:p>
      <text:h text:style-name="Heading_20_2" text:outline-level="2"><text:bookmark-start text:name="__RefHeading___Toc5125_2656298423"/>Set Start Frame, Set End Frame<text:bookmark-end text:name="__RefHeading___Toc5125_2656298423"/></text:h>
      <text:p text:style-name="P23">Sets the current frame position as the start frame / the end frame.</text:p>
      <text:p text:style-name="P23"/>
      <text:p text:style-name="P23"/>
      <table:table table:name="Tabelle5" table:style-name="Tabelle5">
        <table:table-column table:style-name="Tabelle5.A"/>
        <table:table-row table:style-name="TableLine1730222529584">
          <table:table-cell table:style-name="Tabelle5.A1" office:value-type="string">
            <text:h text:style-name="P38" text:outline-level="1"><text:bookmark-start text:name="__RefHeading___Toc5127_2656298423"/><text:span text:style-name="T10">K</text:span><text:span text:style-name="T9">eying Panel</text:span><text:bookmark-end text:name="__RefHeading___Toc5127_2656298423"/></text:h>
          </table:table-cell>
        </table:table-row>
      </table:table>
      <text:p text:style-name="P10"/>
      <text:p text:style-name="P11"><draw:frame draw:style-name="fr3" draw:name="Bild9" text:anchor-type="paragraph" svg:y="0.277cm" svg:width="3.649cm" svg:height="3.221cm" draw:z-index="8"><draw:image xlink:href="Pictures/10000201000000D8000000BE1EE8E106FB836D5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3" draw:name="Bild10" text:anchor-type="paragraph" svg:y="0.277cm" svg:width="3.39cm" svg:height="2.79cm" draw:z-index="9"><draw:image xlink:href="Pictures/10000201000000C8000000A547197526D9136460.png" xlink:type="simple" xlink:show="embed" xlink:actuate="onLoad" draw:mime-type="image/png"/></draw:frame><text:bookmark-start text:name="__RefHeading___Toc5129_2656298423"/>New Keyframe Type<text:bookmark-end text:name="__RefHeading___Toc5129_2656298423"/></text:h>
      <text:p text:style-name="P24">Recolor the currently selected keyframes.<text:span text:style-name="T8"> Or create the next keyframe with this chosen keyframe color.</text:span></text:p>
      <text:p text:style-name="P24"/>
      <text:h text:style-name="Heading_20_2" text:outline-level="2"><draw:frame draw:style-name="fr2" draw:name="Bild11" text:anchor-type="paragraph" svg:x="15.757cm" svg:y="0.855cm" svg:width="2.91cm" svg:height="1.341cm" draw:z-index="10"><draw:image xlink:href="Pictures/10000201000000AC0000004F0C706111A0154549.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3">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23">Automatic Keyframe Insertion using the active keying set only.</text:p>
      <text:h text:style-name="Heading_20_2" text:outline-level="2"><text:bookmark-start text:name="__RefHeading___Toc5137_2656298423"/>Layered Recording<text:bookmark-end text:name="__RefHeading___Toc5137_2656298423"/></text:h>
      <text:p text:style-name="P23">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3">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d47e"/>
    </style:style>
    <style:style style:name="MT2"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text:span text:style-name="MT2">.1.1</text:span> Editors - Timeline<text:span text:style-name="MT2">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0M1S</meta:editing-duration>
    <meta:editing-cycles>30</meta:editing-cycles>
    <meta:generator>LibreOffice/7.0.4.2$Windows_X86_64 LibreOffice_project/dcf040e67528d9187c66b2379df5ea4407429775</meta:generator>
    <dc:date>2021-06-01T11:43:19.576000000</dc:date>
    <meta:document-statistic meta:table-count="6" meta:image-count="13" meta:object-count="0" meta:page-count="6" meta:paragraph-count="135" meta:word-count="913" meta:character-count="5213" meta:non-whitespace-character-count="4432"/>
    <meta:template xlink:type="simple" xlink:actuate="onRequest" xlink:title="standard1cm" xlink:href="../../../AppData/Roaming/LibreOffice/4/user/template/standard1cm.ott" meta:date="2016-03-29T10:37:00.996000000"/>
  </office:meta>
</office:document-meta>
</file>